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4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1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4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4cm" svg:y="3.333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29cm" svg:height="2.67cm" svg:x="21.911cm" svg:y="3.333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8cm" svg:y="3.333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5cm" svg:y="3.333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2cm" svg:y="3.333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499cm" svg:y="3.333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6cm" svg:y="3.33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20.274cm" svg:y="1.824cm">
          <draw:text-box>
            <text:p><text:span text:style-name="T2">0</text:span></text:p>
          </draw:text-box>
        </draw:frame>
        <draw:frame draw:style-name="gr10" draw:text-style-name="P3" draw:layer="layout" svg:width="1.523cm" svg:height="1.485cm" svg:x="22.669cm" svg:y="1.824cm">
          <draw:text-box>
            <text:p><text:span text:style-name="T2">1 </text:span></text:p>
          </draw:text-box>
        </draw:frame>
        <draw:frame draw:style-name="gr9" draw:text-style-name="P3" draw:layer="layout" svg:width="1.225cm" svg:height="1.485cm" svg:x="25.316cm" svg:y="1.824cm">
          <draw:text-box>
            <text:p><text:span text:style-name="T2">2</text:span></text:p>
          </draw:text-box>
        </draw:frame>
        <draw:frame draw:style-name="gr9" draw:text-style-name="P3" draw:layer="layout" svg:width="1.225cm" svg:height="1.485cm" svg:x="27.963cm" svg:y="1.824cm">
          <draw:text-box>
            <text:p><text:span text:style-name="T2">3</text:span></text:p>
          </draw:text-box>
        </draw:frame>
        <draw:frame draw:style-name="gr9" draw:text-style-name="P3" draw:layer="layout" svg:width="1.225cm" svg:height="1.485cm" svg:x="30.61cm" svg:y="1.824cm">
          <draw:text-box>
            <text:p><text:span text:style-name="T2">4</text:span></text:p>
          </draw:text-box>
        </draw:frame>
        <draw:frame draw:style-name="gr9" draw:text-style-name="P3" draw:layer="layout" svg:width="1.225cm" svg:height="1.485cm" svg:x="33.257cm" svg:y="1.824cm">
          <draw:text-box>
            <text:p><text:span text:style-name="T2">5</text:span></text:p>
          </draw:text-box>
        </draw:frame>
        <draw:frame draw:style-name="gr11" draw:text-style-name="P3" draw:layer="layout" svg:width="1.226cm" svg:height="1.485cm" svg:x="35.651cm" svg:y="1.824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3cm" svg:y="3.333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cm" svg:y="3.333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7cm" svg:y="3.333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5cm" svg:height="1.485cm" svg:x="38.551cm" svg:y="1.824cm">
          <draw:text-box>
            <text:p><text:span text:style-name="T2">7</text:span></text:p>
          </draw:text-box>
        </draw:frame>
        <draw:frame draw:style-name="gr9" draw:text-style-name="P3" draw:layer="layout" svg:width="1.225cm" svg:height="1.485cm" svg:x="41.198cm" svg:y="1.824cm">
          <draw:text-box>
            <text:p><text:span text:style-name="T2">8</text:span></text:p>
          </draw:text-box>
        </draw:frame>
        <draw:frame draw:style-name="gr9" draw:text-style-name="P3" draw:layer="layout" svg:width="1.225cm" svg:height="1.485cm" svg:x="43.845cm" svg:y="1.824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2:39.547781870</dc:date>
    <dc:creator>elucterio </dc:creator>
    <meta:editing-duration>PT2H9M32S</meta:editing-duration>
    <meta:editing-cycles>32</meta:editing-cycles>
    <meta:generator>LibreOffice/4.2.8.2$Linux_X86_64 LibreOffice_project/420m0$Build-2</meta:generator>
    <meta:document-statistic meta:object-count="97"/>
  </office:meta>
</office:document-meta>
</file>